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3.53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172:'Stage 1'.D187 'Stage 1'.F172:'Stage 1'.F187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439cm" svg:y="48.61cm">
            <draw:object draw:notify-on-update-of-ranges="'Stage 1'.D97:'Stage 1'.D112 'Stage 1'.F97:'Stage 1'.F112 'Stage 1'.F228:'Stage 1'.F243 'Stage 1'.D97:'Stage 1'.D112 'Stage 1'.D97:'Stage 1'.D112 'Stage 1'.F191:'Stage 1'.F206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exp-1413645777</text:p>
          </table:table-cell>
          <table:table-cell office:value-type="string" calcext:value-type="string">
            <text:p>Intel(R) Celeron(R) CPU 1007U @ 1.5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table:formula="of:=[.E172]/[.D172]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table:formula="of:=[.E173]/[.D173]"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table:formula="of:=[.E174]/[.D174]" office:value-type="float" office:value="793" calcext:value-type="float">
            <text:p>79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216" calcext:value-type="float">
            <text:p>6216</text:p>
          </table:table-cell>
          <table:table-cell table:formula="of:=[.E175]/[.D175]" office:value-type="float" office:value="777" calcext:value-type="float">
            <text:p>7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76" calcext:value-type="float">
            <text:p>12276</text:p>
          </table:table-cell>
          <table:table-cell table:formula="of:=[.E176]/[.D176]" office:value-type="float" office:value="767.25" calcext:value-type="float">
            <text:p>767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08" calcext:value-type="float">
            <text:p>24508</text:p>
          </table:table-cell>
          <table:table-cell table:formula="of:=[.E177]/[.D177]" office:value-type="float" office:value="765.875" calcext:value-type="float">
            <text:p>765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944" calcext:value-type="float">
            <text:p>48944</text:p>
          </table:table-cell>
          <table:table-cell table:formula="of:=[.E178]/[.D178]" office:value-type="float" office:value="764.75" calcext:value-type="float">
            <text:p>76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876" calcext:value-type="float">
            <text:p>97876</text:p>
          </table:table-cell>
          <table:table-cell table:formula="of:=[.E179]/[.D179]" office:value-type="float" office:value="764.65625" calcext:value-type="float">
            <text:p>764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6812" calcext:value-type="float">
            <text:p>196812</text:p>
          </table:table-cell>
          <table:table-cell table:formula="of:=[.E180]/[.D180]" office:value-type="float" office:value="768.796875" calcext:value-type="float">
            <text:p>768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95256" calcext:value-type="float">
            <text:p>395256</text:p>
          </table:table-cell>
          <table:table-cell table:formula="of:=[.E181]/[.D181]" office:value-type="float" office:value="771.984375" calcext:value-type="float">
            <text:p>771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87232" calcext:value-type="float">
            <text:p>787232</text:p>
          </table:table-cell>
          <table:table-cell table:formula="of:=[.E182]/[.D182]" office:value-type="float" office:value="768.78125" calcext:value-type="float">
            <text:p>768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13468" calcext:value-type="float">
            <text:p>1813468</text:p>
          </table:table-cell>
          <table:table-cell table:formula="of:=[.E183]/[.D183]" office:value-type="float" office:value="885.482421875" calcext:value-type="float">
            <text:p>885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804228" calcext:value-type="float">
            <text:p>3804228</text:p>
          </table:table-cell>
          <table:table-cell table:formula="of:=[.E184]/[.D184]" office:value-type="float" office:value="928.7666015625" calcext:value-type="float">
            <text:p>928,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608372" calcext:value-type="float">
            <text:p>7608372</text:p>
          </table:table-cell>
          <table:table-cell table:formula="of:=[.E185]/[.D185]" office:value-type="float" office:value="928.75634765625" calcext:value-type="float">
            <text:p>928,7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216692" calcext:value-type="float">
            <text:p>15216692</text:p>
          </table:table-cell>
          <table:table-cell table:formula="of:=[.E186]/[.D186]" office:value-type="float" office:value="928.753173828125" calcext:value-type="float">
            <text:p>928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433332" calcext:value-type="float">
            <text:p>30433332</text:p>
          </table:table-cell>
          <table:table-cell table:formula="of:=[.E187]/[.D187]" office:value-type="float" office:value="928.751586914063" calcext:value-type="float">
            <text:p>928,7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414426</text:p>
          </table:table-cell>
          <table:table-cell office:value-type="string" calcext:value-type="string">
            <text:p>Intel(R) Core(TM) i5-4200U CPU @ 1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table:formula="of:=[.E192]/[.D192]" office:value-type="float" office:value="490.5" calcext:value-type="float">
            <text:p>49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table:formula="of:=[.E193]/[.D193]" office:value-type="float" office:value="494.5" calcext:value-type="float">
            <text:p>49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13" calcext:value-type="float">
            <text:p>3913</text:p>
          </table:table-cell>
          <table:table-cell table:formula="of:=[.E194]/[.D194]" office:value-type="float" office:value="489.125" calcext:value-type="float">
            <text:p>489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768" calcext:value-type="float">
            <text:p>7768</text:p>
          </table:table-cell>
          <table:table-cell table:formula="of:=[.E195]/[.D195]" office:value-type="float" office:value="485.5" calcext:value-type="float">
            <text:p>48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496" calcext:value-type="float">
            <text:p>15496</text:p>
          </table:table-cell>
          <table:table-cell table:formula="of:=[.E196]/[.D196]" office:value-type="float" office:value="484.25" calcext:value-type="float">
            <text:p>484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949" calcext:value-type="float">
            <text:p>30949</text:p>
          </table:table-cell>
          <table:table-cell table:formula="of:=[.E197]/[.D197]" office:value-type="float" office:value="483.578125" calcext:value-type="float">
            <text:p>483,5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1858" calcext:value-type="float">
            <text:p>61858</text:p>
          </table:table-cell>
          <table:table-cell table:formula="of:=[.E198]/[.D198]" office:value-type="float" office:value="483.265625" calcext:value-type="float">
            <text:p>483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3682" calcext:value-type="float">
            <text:p>123682</text:p>
          </table:table-cell>
          <table:table-cell table:formula="of:=[.E199]/[.D199]" office:value-type="float" office:value="483.1328125" calcext:value-type="float">
            <text:p>48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7314" calcext:value-type="float">
            <text:p>247314</text:p>
          </table:table-cell>
          <table:table-cell table:formula="of:=[.E200]/[.D200]" office:value-type="float" office:value="483.03515625" calcext:value-type="float">
            <text:p>483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94610" calcext:value-type="float">
            <text:p>494610</text:p>
          </table:table-cell>
          <table:table-cell table:formula="of:=[.E201]/[.D201]" office:value-type="float" office:value="483.017578125" calcext:value-type="float">
            <text:p>483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89206" calcext:value-type="float">
            <text:p>989206</text:p>
          </table:table-cell>
          <table:table-cell table:formula="of:=[.E202]/[.D202]" office:value-type="float" office:value="483.0107421875" calcext:value-type="float">
            <text:p>483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090942" calcext:value-type="float">
            <text:p>2090942</text:p>
          </table:table-cell>
          <table:table-cell table:formula="of:=[.E203]/[.D203]" office:value-type="float" office:value="510.48388671875" calcext:value-type="float">
            <text:p>510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413350" calcext:value-type="float">
            <text:p>5413350</text:p>
          </table:table-cell>
          <table:table-cell table:formula="of:=[.E204]/[.D204]" office:value-type="float" office:value="660.80932617187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826692" calcext:value-type="float">
            <text:p>10826692</text:p>
          </table:table-cell>
          <table:table-cell table:formula="of:=[.E205]/[.D205]" office:value-type="float" office:value="660.80883789062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653362" calcext:value-type="float">
            <text:p>21653362</text:p>
          </table:table-cell>
          <table:table-cell table:formula="of:=[.E206]/[.D206]" office:value-type="float" office:value="660.808166503906" calcext:value-type="float">
            <text:p>660,8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674319</text:p>
          </table:table-cell>
          <table:table-cell office:value-type="string" calcext:value-type="string">
            <text:p>Intel(R) Core(TM) i7 CPU <text:s text:c="6"/>M 620 <text:s/>@ 2.67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table:formula="of:=[.E210]/[.D210]"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21" calcext:value-type="float">
            <text:p>1221</text:p>
          </table:table-cell>
          <table:table-cell table:formula="of:=[.E211]/[.D211]" office:value-type="float" office:value="610.5" calcext:value-type="float">
            <text:p>61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441" calcext:value-type="float">
            <text:p>2441</text:p>
          </table:table-cell>
          <table:table-cell table:formula="of:=[.E212]/[.D212]" office:value-type="float" office:value="610.25" calcext:value-type="float">
            <text:p>61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44" calcext:value-type="float">
            <text:p>4844</text:p>
          </table:table-cell>
          <table:table-cell table:formula="of:=[.E213]/[.D213]" office:value-type="float" office:value="605.5" calcext:value-type="float">
            <text:p>60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662" calcext:value-type="float">
            <text:p>9662</text:p>
          </table:table-cell>
          <table:table-cell table:formula="of:=[.E214]/[.D214]" office:value-type="float" office:value="603.875" calcext:value-type="float">
            <text:p>60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9263" calcext:value-type="float">
            <text:p>19263</text:p>
          </table:table-cell>
          <table:table-cell table:formula="of:=[.E215]/[.D215]" office:value-type="float" office:value="601.96875" calcext:value-type="float">
            <text:p>601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2771" calcext:value-type="float">
            <text:p>42771</text:p>
          </table:table-cell>
          <table:table-cell table:formula="of:=[.E216]/[.D216]" office:value-type="float" office:value="668.296875" calcext:value-type="float">
            <text:p>668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8610" calcext:value-type="float">
            <text:p>88610</text:p>
          </table:table-cell>
          <table:table-cell table:formula="of:=[.E217]/[.D217]" office:value-type="float" office:value="692.265625" calcext:value-type="float">
            <text:p>692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7171" calcext:value-type="float">
            <text:p>177171</text:p>
          </table:table-cell>
          <table:table-cell table:formula="of:=[.E218]/[.D218]" office:value-type="float" office:value="692.07421875" calcext:value-type="float">
            <text:p>692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4323" calcext:value-type="float">
            <text:p>354323</text:p>
          </table:table-cell>
          <table:table-cell table:formula="of:=[.E219]/[.D219]" office:value-type="float" office:value="692.037109375" calcext:value-type="float">
            <text:p>692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8628" calcext:value-type="float">
            <text:p>708628</text:p>
          </table:table-cell>
          <table:table-cell table:formula="of:=[.E220]/[.D220]" office:value-type="float" office:value="692.01953125" calcext:value-type="float">
            <text:p>692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417241" calcext:value-type="float">
            <text:p>1417241</text:p>
          </table:table-cell>
          <table:table-cell table:formula="of:=[.E221]/[.D221]" office:value-type="float" office:value="692.01220703125" calcext:value-type="float">
            <text:p>692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834448" calcext:value-type="float">
            <text:p>2834448</text:p>
          </table:table-cell>
          <table:table-cell table:formula="of:=[.E222]/[.D222]" office:value-type="float" office:value="692.0039062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668886" calcext:value-type="float">
            <text:p>5668886</text:p>
          </table:table-cell>
          <table:table-cell table:formula="of:=[.E223]/[.D223]" office:value-type="float" office:value="692.00268554687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337751" calcext:value-type="float">
            <text:p>11337751</text:p>
          </table:table-cell>
          <table:table-cell table:formula="of:=[.E224]/[.D224]" office:value-type="float" office:value="692.001403808594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675476" calcext:value-type="float">
            <text:p>22675476</text:p>
          </table:table-cell>
          <table:table-cell table:formula="of:=[.E225]/[.D225]" office:value-type="float" office:value="692.000610351563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4329667</text:p>
          </table:table-cell>
          <table:table-cell office:value-type="string" calcext:value-type="string">
            <text:p>Intel(R) Core(TM) i7-4770S CPU @ 3.1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[.E228]/[.D228]" office:value-type="float" office:value="575" calcext:value-type="float">
            <text:p>5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5" calcext:value-type="float">
            <text:p>995</text:p>
          </table:table-cell>
          <table:table-cell table:formula="of:=[.E229]/[.D229]" office:value-type="float" office:value="497.5" calcext:value-type="float">
            <text:p>49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60" calcext:value-type="float">
            <text:p>1860</text:p>
          </table:table-cell>
          <table:table-cell table:formula="of:=[.E230]/[.D230]" office:value-type="float" office:value="465" calcext:value-type="float">
            <text:p>4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60" calcext:value-type="float">
            <text:p>3560</text:p>
          </table:table-cell>
          <table:table-cell table:formula="of:=[.E231]/[.D231]" office:value-type="float" office:value="445" calcext:value-type="float">
            <text:p>4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929" calcext:value-type="float">
            <text:p>6929</text:p>
          </table:table-cell>
          <table:table-cell table:formula="of:=[.E232]/[.D232]" office:value-type="float" office:value="433.0625" calcext:value-type="float">
            <text:p>433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695" calcext:value-type="float">
            <text:p>13695</text:p>
          </table:table-cell>
          <table:table-cell table:formula="of:=[.E233]/[.D233]" office:value-type="float" office:value="427.96875" calcext:value-type="float">
            <text:p>427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7232" calcext:value-type="float">
            <text:p>27232</text:p>
          </table:table-cell>
          <table:table-cell table:formula="of:=[.E234]/[.D234]" office:value-type="float" office:value="425.5" calcext:value-type="float">
            <text:p>42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4272" calcext:value-type="float">
            <text:p>54272</text:p>
          </table:table-cell>
          <table:table-cell table:formula="of:=[.E235]/[.D235]" office:value-type="float" office:value="424" calcext:value-type="float">
            <text:p>42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08391" calcext:value-type="float">
            <text:p>108391</text:p>
          </table:table-cell>
          <table:table-cell table:formula="of:=[.E236]/[.D236]" office:value-type="float" office:value="423.40234375" calcext:value-type="float">
            <text:p>423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6592" calcext:value-type="float">
            <text:p>216592</text:p>
          </table:table-cell>
          <table:table-cell table:formula="of:=[.E237]/[.D237]" office:value-type="float" office:value="423.03125" calcext:value-type="float">
            <text:p>423,0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33041" calcext:value-type="float">
            <text:p>433041</text:p>
          </table:table-cell>
          <table:table-cell table:formula="of:=[.E238]/[.D238]" office:value-type="float" office:value="422.8916015625" calcext:value-type="float">
            <text:p>422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865946" calcext:value-type="float">
            <text:p>865946</text:p>
          </table:table-cell>
          <table:table-cell table:formula="of:=[.E239]/[.D239]" office:value-type="float" office:value="422.8251953125" calcext:value-type="float">
            <text:p>422,8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731756" calcext:value-type="float">
            <text:p>1731756</text:p>
          </table:table-cell>
          <table:table-cell table:formula="of:=[.E240]/[.D240]" office:value-type="float" office:value="422.7919921875" calcext:value-type="float">
            <text:p>422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3463390" calcext:value-type="float">
            <text:p>3463390</text:p>
          </table:table-cell>
          <table:table-cell table:formula="of:=[.E241]/[.D241]" office:value-type="float" office:value="422.777099609375" calcext:value-type="float">
            <text:p>422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9565931" calcext:value-type="float">
            <text:p>9565931</text:p>
          </table:table-cell>
          <table:table-cell table:formula="of:=[.E242]/[.D242]" office:value-type="float" office:value="583.858093261719" calcext:value-type="float">
            <text:p>583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9196307" calcext:value-type="float">
            <text:p>19196307</text:p>
          </table:table-cell>
          <table:table-cell table:formula="of:=[.E243]/[.D243]" office:value-type="float" office:value="585.824798583984" calcext:value-type="float">
            <text:p>585,8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4855834</text:p>
          </table:table-cell>
          <table:table-cell office:value-type="string" calcext:value-type="string">
            <text:p>Intel(R) Core(TM) i5-4258U CPU @ 2.4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table:formula="of:=[.E246]/[.D246]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table:formula="of:=[.E247]/[.D247]" office:value-type="float" office:value="560" calcext:value-type="float">
            <text:p>56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  <table:table-cell table:formula="of:=[.E248]/[.D248]" office:value-type="float" office:value="561" calcext:value-type="float">
            <text:p>5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428" calcext:value-type="float">
            <text:p>4428</text:p>
          </table:table-cell>
          <table:table-cell table:formula="of:=[.E249]/[.D249]" office:value-type="float" office:value="553.5" calcext:value-type="float">
            <text:p>553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800" calcext:value-type="float">
            <text:p>8800</text:p>
          </table:table-cell>
          <table:table-cell table:formula="of:=[.E250]/[.D250]"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7748" calcext:value-type="float">
            <text:p>17748</text:p>
          </table:table-cell>
          <table:table-cell table:formula="of:=[.E251]/[.D251]" office:value-type="float" office:value="554.625" calcext:value-type="float">
            <text:p>554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5212" calcext:value-type="float">
            <text:p>35212</text:p>
          </table:table-cell>
          <table:table-cell table:formula="of:=[.E252]/[.D252]" office:value-type="float" office:value="550.1875" calcext:value-type="float">
            <text:p>550,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0604" calcext:value-type="float">
            <text:p>70604</text:p>
          </table:table-cell>
          <table:table-cell table:formula="of:=[.E253]/[.D253]" office:value-type="float" office:value="551.59375" calcext:value-type="float">
            <text:p>551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0984" calcext:value-type="float">
            <text:p>140984</text:p>
          </table:table-cell>
          <table:table-cell table:formula="of:=[.E254]/[.D254]" office:value-type="float" office:value="550.71875" calcext:value-type="float">
            <text:p>55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82500" calcext:value-type="float">
            <text:p>282500</text:p>
          </table:table-cell>
          <table:table-cell table:formula="of:=[.E255]/[.D255]" office:value-type="float" office:value="551.7578125" calcext:value-type="float">
            <text:p>551,7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63272" calcext:value-type="float">
            <text:p>563272</text:p>
          </table:table-cell>
          <table:table-cell table:formula="of:=[.E256]/[.D256]" office:value-type="float" office:value="550.0703125" calcext:value-type="float">
            <text:p>550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27068" calcext:value-type="float">
            <text:p>1127068</text:p>
          </table:table-cell>
          <table:table-cell table:formula="of:=[.E257]/[.D257]" office:value-type="float" office:value="550.326171875" calcext:value-type="float">
            <text:p>550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243320" calcext:value-type="float">
            <text:p>2243320</text:p>
          </table:table-cell>
          <table:table-cell table:formula="of:=[.E258]/[.D258]" office:value-type="float" office:value="547.685546875" calcext:value-type="float">
            <text:p>547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486900" calcext:value-type="float">
            <text:p>5486900</text:p>
          </table:table-cell>
          <table:table-cell table:formula="of:=[.E259]/[.D259]" office:value-type="float" office:value="669.78759765625" calcext:value-type="float">
            <text:p>669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2238868" calcext:value-type="float">
            <text:p>12238868</text:p>
          </table:table-cell>
          <table:table-cell table:formula="of:=[.E260]/[.D260]" office:value-type="float" office:value="747.001220703125" calcext:value-type="float">
            <text:p>7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4477724" calcext:value-type="float">
            <text:p>24477724</text:p>
          </table:table-cell>
          <table:table-cell table:formula="of:=[.E261]/[.D261]" office:value-type="float" office:value="747.000854492188" calcext:value-type="float">
            <text:p>747</text:p>
          </table:table-cell>
          <table:table-cell table:number-columns-repeated="1018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-692</text:p>
          </table:table-cell>
          <table:table-cell office:value-type="string" calcext:value-type="string">
            <text:p>580-685-768-604</text:p>
          </table:table-cell>
          <table:table-cell table:formula="of:=GEOMEAN(698;824;920;692)" office:value-type="float" office:value="777.891702473105" calcext:value-type="float">
            <text:p>777,89</text:p>
          </table:table-cell>
          <table:table-cell table:formula="of:=GEOMEAN(580;685;768;604)" office:value-type="float" office:value="655.207984107777" calcext:value-type="float">
            <text:p>655,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2-929</text:p>
          </table:table-cell>
          <table:table-cell office:value-type="string" calcext:value-type="string">
            <text:p>676-764</text:p>
          </table:table-cell>
          <table:table-cell table:formula="of:=GEOMEAN(822.929)" office:value-type="float" office:value="822.929" calcext:value-type="float">
            <text:p>822,93</text:p>
          </table:table-cell>
          <table:table-cell table:formula="of:=GEOMEAN(676.764)" office:value-type="float" office:value="676.764" calcext:value-type="float">
            <text:p>676,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4-661-586-747</text:p>
          </table:table-cell>
          <table:table-cell office:value-type="string" calcext:value-type="string">
            <text:p>471-483-423-551</text:p>
          </table:table-cell>
          <table:table-cell table:formula="of:=GEOMEAN(644; 661;586;747)" office:value-type="float" office:value="657.016666121361" calcext:value-type="float">
            <text:p>657,02</text:p>
          </table:table-cell>
          <table:table-cell table:formula="of:=GEOMEAN(471;483;423;551)" office:value-type="float" office:value="479.860498706651" calcext:value-type="float">
            <text:p>479,86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yulyugin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amk</text:p>
          </table:table-cell>
        </table:table-row>
        <table:table-row table:style-name="ro2">
          <table:table-cell office:value-type="string" calcext:value-type="string">
            <text:p>jicc</text:p>
          </table:table-cell>
        </table:table-row>
        <table:table-row table:style-name="ro2">
          <table:table-cell office:value-type="string" calcext:value-type="string">
            <text:p>kralin</text:p>
          </table:table-cell>
        </table:table-row>
        <table:table-row table:style-name="ro2">
          <table:table-cell office:value-type="string" calcext:value-type="string">
            <text:p>handler</text:p>
          </table:table-cell>
        </table:table-row>
      </table:table>
      <table:table table:name="vmware-data" table:style-name="ta1"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latency</text:p>
          </table:table-cell>
        </table:table-row>
        <table:table-row table:style-name="ro2">
          <table:table-cell office:value-type="string" calcext:value-type="string">
            <text:p>Prescott <text:s text:c="4"/></text:p>
          </table:table-cell>
          <table:table-cell office:value-type="string" calcext:value-type="string">
            <text:p><text:s/>3 кв. 2005 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string" calcext:value-type="string">
            <text:p>Merom <text:s text:c="7"/></text:p>
          </table:table-cell>
          <table:table-cell office:value-type="string" calcext:value-type="string">
            <text:p><text:s/>2 кв. 2006 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string" calcext:value-type="string">
            <text:p>Penryn <text:s text:c="6"/></text:p>
          </table:table-cell>
          <table:table-cell office:value-type="string" calcext:value-type="string">
            <text:p><text:s/>1 кв. 2008 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string" calcext:value-type="string">
            <text:p>Nehalem <text:s text:c="5"/></text:p>
          </table:table-cell>
          <table:table-cell office:value-type="string" calcext:value-type="string">
            <text:p><text:s/>3 кв. 2009 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string" calcext:value-type="string">
            <text:p>Westmere <text:s text:c="4"/></text:p>
          </table:table-cell>
          <table:table-cell office:value-type="string" calcext:value-type="string">
            <text:p><text:s/>1 кв. 2010 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Sandy Bridge </text:p>
          </table:table-cell>
          <table:table-cell office:value-type="string" calcext:value-type="string">
            <text:p><text:s/>1 кв. 2011 </text:p>
          </table:table-cell>
          <table:table-cell office:value-type="float" office:value="784" calcext:value-type="float">
            <text:p>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.00.0000</text:date>, <text:time style:data-style-name="N2" text:time-value="19:06:45.328772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23M28S</meta:editing-duration>
    <meta:editing-cycles>74</meta:editing-cycles>
    <meta:generator>LibreOffice/4.2.7.2$Linux_X86_64 LibreOffice_project/420m0$Build-2</meta:generator>
    <dc:date>2014-11-01T19:48:38.482985495</dc:date>
    <meta:document-statistic meta:table-count="4" meta:cell-count="780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635cm" svg:y="3.154cm" style:legend-expansion="high" chart:style-name="ch2"/>
        <chart:plot-area chart:style-name="ch3" table:cell-range-address="'Stage 1'.D4:'Stage 1'.D19 'Stage 1'.F4:'Stage 1'.F19" svg:x="0.32cm" svg:y="0.138cm" svg:width="12.995cm" svg:height="6.631cm">
          <chartooo:coordinate-region svg:x="1.127cm" svg:y="0.337cm" svg:width="11.631cm" svg:height="5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631cm" svg:y="2.767cm" style:legend-expansion="high" chart:style-name="ch2"/>
        <chart:plot-area chart:style-name="ch3" table:cell-range-address="'Stage 1'.D61:'Stage 1'.D76 'Stage 1'.F61:'Stage 1'.F76 'Stage 1'.F172:'Stage 1'.F187 'Stage 1'.F79:'Stage 1'.F94" svg:x="0.32cm" svg:y="0.142cm" svg:width="12.991cm" svg:height="6.844cm">
          <chartooo:coordinate-region svg:x="1.127cm" svg:y="0.342cm" svg:width="11.627cm" svg:height="5.9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172:'Stage 1'.F187" chart:class="chart:scatter">
            <chart:domain table:cell-range-address="'Stage 1'.D172:'Stage 1'.D187"/>
            <chart:data-point chart:repeated="16"/>
          </chart:series>
          <chart:series chart:style-name="ch9" chart:values-cell-range-address="'Stage 1'.F79:'Stage 1'.F94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1">
                <text:p>1</text:p>
                <draw:g>
                  <svg:desc>'Stage 1'.D172:'Stage 1'.D187</svg:desc>
                </draw:g>
              </table:table-cell>
              <table:table-cell office:value-type="float" office:value="804">
                <text:p>804</text:p>
                <draw:g>
                  <svg:desc>'Stage 1'.F172:'Stage 1'.F187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2">
                <text:p>2</text:p>
              </table:table-cell>
              <table:table-cell office:value-type="float" office:value="792">
                <text:p>7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4">
                <text:p>4</text:p>
              </table:table-cell>
              <table:table-cell office:value-type="float" office:value="793">
                <text:p>79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8">
                <text:p>8</text:p>
              </table:table-cell>
              <table:table-cell office:value-type="float" office:value="777">
                <text:p>777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16">
                <text:p>16</text:p>
              </table:table-cell>
              <table:table-cell office:value-type="float" office:value="767.25">
                <text:p>767.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32">
                <text:p>32</text:p>
              </table:table-cell>
              <table:table-cell office:value-type="float" office:value="765.875">
                <text:p>765.87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4">
                <text:p>64</text:p>
              </table:table-cell>
              <table:table-cell office:value-type="float" office:value="764.75">
                <text:p>764.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128">
                <text:p>128</text:p>
              </table:table-cell>
              <table:table-cell office:value-type="float" office:value="764.65625">
                <text:p>764.65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256">
                <text:p>256</text:p>
              </table:table-cell>
              <table:table-cell office:value-type="float" office:value="768.796875">
                <text:p>768.79687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512">
                <text:p>512</text:p>
              </table:table-cell>
              <table:table-cell office:value-type="float" office:value="771.984375">
                <text:p>771.9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1024">
                <text:p>1024</text:p>
              </table:table-cell>
              <table:table-cell office:value-type="float" office:value="768.78125">
                <text:p>768.7812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2048">
                <text:p>2048</text:p>
              </table:table-cell>
              <table:table-cell office:value-type="float" office:value="885.482421875">
                <text:p>885.48242187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4096">
                <text:p>4096</text:p>
              </table:table-cell>
              <table:table-cell office:value-type="float" office:value="928.7666015625">
                <text:p>928.766601562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192">
                <text:p>8192</text:p>
              </table:table-cell>
              <table:table-cell office:value-type="float" office:value="928.75634765625">
                <text:p>928.75634765625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16384">
                <text:p>16384</text:p>
              </table:table-cell>
              <table:table-cell office:value-type="float" office:value="928.753173828125">
                <text:p>928.753173828125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32768">
                <text:p>32768</text:p>
              </table:table-cell>
              <table:table-cell office:value-type="float" office:value="928.751586914063">
                <text:p>928.751586914063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6.982cm" xlink:href="." xlink:type="simple" chart:class="chart:scatter" chart:style-name="ch1">
        <chart:legend chart:legend-position="end" svg:x="13.624cm" svg:y="1.947cm" style:legend-expansion="high" chart:style-name="ch2"/>
        <chart:plot-area chart:style-name="ch3" chart:data-source-has-labels="both" svg:x="0.319cm" svg:y="0.139cm" svg:width="12.986cm" svg:height="6.704cm">
          <chartooo:coordinate-region svg:x="1.126cm" svg:y="0.339cm" svg:width="11.623cm" svg:height="5.858cm"/>
          <chart:axis chart:dimension="x" chart:name="primary-x" chart:style-name="ch4" chartooo:axis-type="auto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E$2:.$E$17" chart:label-cell-address="local-table.$E$1" chart:class="chart:scatter">
            <chart:domain table:cell-range-address="local-table.$B$2:.$B$17"/>
            <chart:data-point chart:repeated="16"/>
          </chart:series>
          <chart:series chart:style-name="ch8" chart:values-cell-range-address="local-table.$C$2:.$C$17" chart:label-cell-address="local-table.$C$1" chart:class="chart:scatter">
            <chart:data-point chart:repeated="16"/>
          </chart:series>
          <chart:series chart:style-name="ch9" chart:values-cell-range-address="local-table.$D$2:.$D$17" chart:class="chart:scatter">
            <chart:data-point chart:repeated="16"/>
          </chart:series>
          <chart:series chart:style-name="ch10" chart:values-cell-range-address="local-table.$F$2:.$F$17" chart:label-cell-address="local-table.$F$1" chart:class="chart:scatter">
            <chart:data-point chart:repeated="16"/>
          </chart:series>
          <chart:series chart:style-name="ch11" chart:values-cell-range-address="local-table.$G$2:.$G$17" chart:label-cell-address="local-table.$G$1" chart:class="chart:scatter">
            <chart:data-point chart:repeated="16"/>
          </chart:series>
          <chart:series chart:style-name="ch12" chart:values-cell-range-address="local-table.$H$2:.$H$17" chart:label-cell-address="local-table.$H$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gook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 sdd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>sd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512">
                <text:p>51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</text:p>
                <text:list>
                  <text:list-item>
                    <text:p>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497.5">
                <text:p>497.5</text:p>
              </table:table-cell>
              <table:table-cell office:value-type="float" office:value="490.5">
                <text:p>490.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  <text:list>
                  <text:list-item>
                    <text:p>3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81.75">
                <text:p>481.75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494.5">
                <text:p>494.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  <text:list>
                  <text:list-item>
                    <text:p>4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76.5">
                <text:p>476.5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489.125">
                <text:p>489.12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73.125">
                <text:p>473.125</text:p>
              </table:table-cell>
              <table:table-cell office:value-type="float" office:value="NaN">
                <text:p>NaN</text:p>
              </table:table-cell>
              <table:table-cell office:value-type="float" office:value="433.0625">
                <text:p>433.0625</text:p>
              </table:table-cell>
              <table:table-cell office:value-type="float" office:value="485.5">
                <text:p>485.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  <text:list>
                  <text:list-item>
                    <text:p>6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71.6875">
                <text:p>471.6875</text:p>
              </table:table-cell>
              <table:table-cell office:value-type="float" office:value="NaN">
                <text:p>NaN</text:p>
              </table:table-cell>
              <table:table-cell office:value-type="float" office:value="427.96875">
                <text:p>427.96875</text:p>
              </table:table-cell>
              <table:table-cell office:value-type="float" office:value="484.25">
                <text:p>484.2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  <text:list>
                  <text:list-item>
                    <text:p>7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471.0625">
                <text:p>471.0625</text:p>
              </table:table-cell>
              <table:table-cell office:value-type="float" office:value="NaN">
                <text:p>NaN</text:p>
              </table:table-cell>
              <table:table-cell office:value-type="float" office:value="425.5">
                <text:p>425.5</text:p>
              </table:table-cell>
              <table:table-cell office:value-type="float" office:value="483.578125">
                <text:p>483.5781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  <text:list>
                  <text:list-item>
                    <text:p>8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470.953125">
                <text:p>470.953125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483.265625">
                <text:p>483.2656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  <text:list>
                  <text:list-item>
                    <text:p>9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470.796875">
                <text:p>470.796875</text:p>
              </table:table-cell>
              <table:table-cell office:value-type="float" office:value="NaN">
                <text:p>NaN</text:p>
              </table:table-cell>
              <table:table-cell office:value-type="float" office:value="423.40234375">
                <text:p>423.40234375</text:p>
              </table:table-cell>
              <table:table-cell office:value-type="float" office:value="483.1328125">
                <text:p>483.132812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  <text:list>
                  <text:list-item>
                    <text:p>1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NaN">
                <text:p>NaN</text:p>
              </table:table-cell>
              <table:table-cell office:value-type="float" office:value="423.03125">
                <text:p>423.03125</text:p>
              </table:table-cell>
              <table:table-cell office:value-type="float" office:value="483.03515625">
                <text:p>483.0351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  <text:list>
                  <text:list-item>
                    <text:p>1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NaN">
                <text:p>NaN</text:p>
              </table:table-cell>
              <table:table-cell office:value-type="float" office:value="422.8916015625">
                <text:p>422.8916015625</text:p>
              </table:table-cell>
              <table:table-cell office:value-type="float" office:value="483.017578125">
                <text:p>483.01757812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  <text:list>
                  <text:list-item>
                    <text:p>1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NaN">
                <text:p>NaN</text:p>
              </table:table-cell>
              <table:table-cell office:value-type="float" office:value="422.8251953125">
                <text:p>422.8251953125</text:p>
              </table:table-cell>
              <table:table-cell office:value-type="float" office:value="483.0107421875">
                <text:p>483.01074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  <text:list>
                  <text:list-item>
                    <text:p>13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NaN">
                <text:p>NaN</text:p>
              </table:table-cell>
              <table:table-cell office:value-type="float" office:value="422.7919921875">
                <text:p>422.7919921875</text:p>
              </table:table-cell>
              <table:table-cell office:value-type="float" office:value="510.48388671875">
                <text:p>510.4838867187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  <text:list>
                  <text:list-item>
                    <text:p>14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NaN">
                <text:p>NaN</text:p>
              </table:table-cell>
              <table:table-cell office:value-type="float" office:value="422.777099609375">
                <text:p>422.777099609375</text:p>
              </table:table-cell>
              <table:table-cell office:value-type="float" office:value="660.809326171875">
                <text:p>660.809326171875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NaN">
                <text:p>NaN</text:p>
              </table:table-cell>
              <table:table-cell office:value-type="float" office:value="583.858093261719">
                <text:p>583.858093261719</text:p>
              </table:table-cell>
              <table:table-cell office:value-type="float" office:value="660.808837890625">
                <text:p>660.808837890625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  <text:list>
                  <text:list-item>
                    <text:p>16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NaN">
                <text:p>NaN</text:p>
              </table:table-cell>
              <table:table-cell office:value-type="float" office:value="585.824798583984">
                <text:p>585.824798583984</text:p>
              </table:table-cell>
              <table:table-cell office:value-type="float" office:value="660.808166503906">
                <text:p>660.808166503906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631cm" svg:y="3.331cm" style:legend-expansion="high" chart:style-name="ch2"/>
        <chart:plot-area chart:style-name="ch3" table:cell-range-address="'Stage 1'.D22:'Stage 1'.D37 'Stage 1'.F22:'Stage 1'.F37" svg:x="0.32cm" svg:y="0.145cm" svg:width="12.991cm" svg:height="6.971cm">
          <chartooo:coordinate-region svg:x="1.127cm" svg:y="0.344cm" svg:width="11.627cm" svg:height="6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Stage 1'.D40:'Stage 1'.D55 'Stage 1'.F40:'Stage 1'.F55" svg:x="0.32cm" svg:y="0.18cm" svg:width="12.991cm" svg:height="8.64cm">
          <chartooo:coordinate-region svg:x="1.127cm" svg:y="0.38cm" svg:width="11.62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624cm" svg:y="2.903cm" style:legend-expansion="high" chart:style-name="ch2"/>
        <chart:plot-area chart:style-name="ch3" table:cell-range-address="'Stage 1'.D134:'Stage 1'.D149 'Stage 1'.F134:'Stage 1'.F149 'Stage 1'.F152:'Stage 1'.F167" svg:x="0.319cm" svg:y="0.138cm" svg:width="12.986cm" svg:height="6.626cm">
          <chartooo:coordinate-region svg:x="1.311cm" svg:y="0.337cm" svg:width="11.437cm" svg:height="5.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18cm" svg:width="14.349cm" svg:height="7.659cm">
          <chartooo:coordinate-region svg:x="2.323cm" svg:y="0.379cm" svg:width="13.357cm" svg:height="6.813cm"/>
          <chart:axis chart:dimension="x" chart:name="primary-x" chart:style-name="ch3" chartooo:axis-type="auto">
            <chartooo:date-scale/>
            <chart:title svg:x="8.03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508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55.207984107777">
                <text:p>655.207984107777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.764">
                <text:p>676.764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79.860498706651">
                <text:p>479.8604987066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158cm" svg:width="12.432cm" svg:height="6.646cm">
          <chartooo:coordinate-region svg:x="2.283cm" svg:y="0.358cm" svg:width="11.44cm" svg:height="5.799cm"/>
          <chart:axis chart:dimension="x" chart:name="primary-x" chart:style-name="ch3" chartooo:axis-type="auto">
            <chartooo:date-scale/>
            <chart:title svg:x="7.04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623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777.891702473105">
                <text:p>777.891702473105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.929">
                <text:p>822.929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57.016666121361">
                <text:p>657.0166661213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